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27a1" officeooo:paragraph-rsid="0019800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67b7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officeooo:paragraph-rsid="001d3fde" fo:background-color="#ffff00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rsid="001d3fde" officeooo:paragraph-rsid="001d3fde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1d3fde" fo:background-color="transparent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d36f6" officeooo:paragraph-rsid="001d36f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1d36f6" officeooo:paragraph-rsid="001d36f6" fo:background-color="#ffff0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1d36f6" officeooo:paragraph-rsid="001d36f6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22e27" fo:background-color="#ffff0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bold" officeooo:rsid="00222e27" officeooo:paragraph-rsid="00222e27" fo:background-color="#ffff00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weight="bold" officeooo:rsid="0015241b" officeooo:paragraph-rsid="001fbda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fo:font-weight="bold" officeooo:rsid="001d36f6" officeooo:paragraph-rsid="001d36f6" fo:background-color="transparent" style:font-weight-asian="bold" style:font-weight-complex="bold"/>
    </style:style>
    <style:style style:name="P15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9800c"/>
    </style:style>
    <style:style style:name="P16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officeooo:paragraph-rsid="001d3fde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officeooo:paragraph-rsid="0025c072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5c072" style:font-weight-asian="bold" style:font-weight-complex="bold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5c07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ab13" style:font-weight-asian="bold" style:font-weight-complex="bold"/>
    </style:style>
    <style:style style:name="T3" style:family="text">
      <style:text-properties fo:font-weight="bold" officeooo:rsid="0025c072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officeooo:rsid="001327a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officeooo:rsid="001a1f0f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2a6099" loext:opacity="100%" fo:font-weight="bold" officeooo:rsid="001a1f0f" style:font-weight-asian="bold" style:font-weight-complex="bold"/>
    </style:style>
    <style:style style:name="T12" style:family="text">
      <style:text-properties officeooo:rsid="001d3fde"/>
    </style:style>
    <style:style style:name="T13" style:family="text">
      <style:text-properties officeooo:rsid="000930db"/>
    </style:style>
    <style:style style:name="T14" style:family="text">
      <style:text-properties officeooo:rsid="00222e27"/>
    </style:style>
    <style:style style:name="T15" style:family="text">
      <style:text-properties officeooo:rsid="00242afe"/>
    </style:style>
    <style:style style:name="T16" style:family="text">
      <style:text-properties officeooo:rsid="0015e23d"/>
    </style:style>
    <style:style style:name="T17" style:family="text">
      <style:text-properties officeooo:rsid="0015e23d" fo:background-color="#ffff00" loext:char-shading-value="0"/>
    </style:style>
    <style:style style:name="T18" style:family="text">
      <style:text-properties officeooo:rsid="002455e9" fo:background-color="#ffff00" loext:char-shading-value="0"/>
    </style:style>
    <style:style style:name="T19" style:family="text">
      <style:text-properties officeooo:rsid="00278d8e" fo:background-color="#ffff00" loext:char-shading-value="0"/>
    </style:style>
    <style:style style:name="T20" style:family="text">
      <style:text-properties officeooo:rsid="0025c072" fo:background-color="#ffff00" loext:char-shading-value="0"/>
    </style:style>
    <style:style style:name="T21" style:family="text">
      <style:text-properties officeooo:rsid="0023ab13"/>
    </style:style>
    <style:style style:name="T22" style:family="text">
      <style:text-properties officeooo:rsid="0025c0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CAMER</text:span><text:span text:style-name="T11">OO</text:span><text:span text:style-name="T10">N</text:span></text:p>
      <text:p text:style-name="P4"/>
      <text:p text:style-name="P2">Even et al., 2021. PRJEB30834<text:span text:style-name="T1">:</text:span></text:p>
      <text:p text:style-name="P1"/>
      <text:list xml:id="list2414353565" text:style-name="WWNum1">
        <text:list-item>
          <text:p text:style-name="P15"><text:span text:style-name="T6">Reference</text:span>: <text:span text:style-name="T8">Even, G., Lokmer, A., Rodrigues, J., Audebert, C., Viscogliosi, E., Ségurel, L., &amp; Chabé, M. (2021). Changes in the human gut microbiota associated with colonization by Blastocystis sp. and Entamoeba spp. in non-industrialized populations. Frontiers in cellular and infection microbiology, 11, 533528. </text:span><text:a xlink:type="simple" xlink:href="https://doi.org/10.3389/fcimb.2021.533528" text:style-name="Internet_20_link" text:visited-style-name="Visited_20_Internet_20_Link"><text:span text:style-name="T8">https://doi.org/10.3389/fcimb.2021.533528</text:span></text:a></text:p>
          <text:p text:style-name="P16"/>
        </text:list-item>
        <text:list-item>
          <text:p text:style-name="P17"><text:span text:style-name="T6">Description</text:span>: </text:p>
          <text:list>
            <text:list-item>
              <text:p text:style-name="P17"><text:span text:style-name="T1">Tipo Dataset</text:span>: Poblacional.</text:p>
            </text:list-item>
            <text:list-item>
              <text:p text:style-name="P17"><text:span text:style-name="T1">Estado Individuos</text:span>:<text:span text:style-name="T5"> Healthy</text:span></text:p>
            </text:list-item>
            <text:list-item>
              <text:p text:style-name="P17"><text:span text:style-name="T1">Antes Filtros</text:span>:</text:p>
              <text:list>
                <text:list-item>
                  <text:p text:style-name="P18"><text:span text:style-name="T1">N.º Muestras=Nº Individuos</text:span>: Si (<text:span text:style-name="T9">267</text:span> muestras/<text:span text:style-name="T12">134</text:span> individuos).</text:p>
                </text:list-item>
                <text:list-item>
                  <text:p text:style-name="P17"><text:span text:style-name="T7">N.º FASTQs=N.º SampleAccessions</text:span>: Si (<text:span text:style-name="T9">267</text:span> PAIRED/ <text:span text:style-name="T9">267</text:span> SampleAccessions).</text:p>
                </text:list-item>
              </text:list>
            </text:list-item>
            <text:list-item>
              <text:p text:style-name="P20">Después Filtros <text:span text:style-name="T16">(</text:span><text:span text:style-name="T17">habría que filtrar</text:span><text:span text:style-name="T18"> </text:span><text:span text:style-name="T19">las muestras </text:span><text:span text:style-name="T20">de los individuos que habían tomado tanto antibióticos como antiparasitarios</text:span><text:span text:style-name="T16">)</text:span>:</text:p>
              <text:list>
                <text:list-item>
                  <text:p text:style-name="P19"><text:span text:style-name="T1">N.º Muestras=Nº Individuos</text:span>: Si (<text:span text:style-name="T22">255</text:span><text:span text:style-name="T21"> </text:span>muestras/ <text:span text:style-name="T22">128</text:span><text:span text:style-name="T21"> </text:span>individuos).</text:p>
                </text:list-item>
                <text:list-item>
                  <text:p text:style-name="P19"><text:span text:style-name="T7">N.º FASTQs=N.º SampleAccessions</text:span><text:span text:style-name="T1">: Si (</text:span><text:span text:style-name="T3">255</text:span><text:span text:style-name="T1"> PAIRED/ </text:span><text:span text:style-name="T3">128</text:span><text:span text:style-name="T2"> </text:span><text:span text:style-name="T1">SampleAccessions).</text:span></text:p>
                </text:list-item>
              </text:list>
            </text:list-item>
            <text:list-item>
              <text:p text:style-name="P21">Particularidades Procesado: No. </text:p>
            </text:list-item>
          </text:list>
        </text:list-item>
      </text:list>
      <text:p text:style-name="P13"/>
      <text:p text:style-name="P4"/>
      <text:p text:style-name="P7"><text:span text:style-name="T13">En este estudio se dispone de dos Run por muestra, </text:span><text:span text:style-name="T9">por lo que de las 134 muestras que indica el estudio en ENA hay disponibles 267 </text:span><text:span text:style-name="T12">(la muestra BEN37 solo dispone de 1 run). </text:span><text:span text:style-name="T22">Aunque todos los individuos se especificaron como sanos había unos cuantos que habían tomado antibióticos y antiparasitarios hacía un mes de la recolección de muestra, por lo que se tuvieron que filtrar.</text:span></text:p>
      <text:p text:style-name="P6"/>
      <text:p text:style-name="P11">HABRÍA QUE JUNTAR LOS FASTQS <text:span text:style-name="T14">PORQUE PARECE </text:span><text:span text:style-name="T15">QUE PARA CADA INDIVIDUO </text:span><text:span text:style-name="T14">SE HA SECUENCIADO </text:span><text:span text:style-name="T15">LA MISMA MUESTRA</text:span><text:span text:style-name="T14"> EN DIFERENTES RUNS</text:span>.</text:p>
      <text:p text:style-name="P12"/>
      <text:p text:style-name="P5"/>
      <text:p text:style-name="P3"><text:span text:style-name="T4">Script CHECK</text:span>:</text:p>
      <text:p text:style-name="P3"/>
      <text:p text:style-name="P3"/>
      <text:p text:style-name="P14">Run Stats Pre-filter:</text:p>
      <text:p text:style-name="P10"/>
      <text:p text:style-name="P10">1) Number of run_accessions: 267</text:p>
      <text:p text:style-name="P10">2) Number of unique sample_accessions: 267</text:p>
      <text:p text:style-name="P10">3) Number of unique sample_aliases: 267</text:p>
      <text:p text:style-name="P10">4) Appearances per scientific_name(tax_id):</text:p>
      <text:p text:style-name="P10"><text:s text:c="12"/>unique_values <text:s/>counts</text:p>
      <text:p text:style-name="P10">feces metagenome(1861841) <text:s text:c="4"/>267</text:p>
      <text:p text:style-name="P10">5) Appearances per instrument_model(instrument_platform):</text:p>
      <text:p text:style-name="P10"><text:s text:c="16"/>unique_values <text:s/>counts</text:p>
      <text:p text:style-name="P10">Illumina HiSeq 2500(ILLUMINA) <text:s text:c="4"/>267</text:p>
      <text:p text:style-name="P10">6) Appearances per library_layout:</text:p>
      <text:p text:style-name="P10">unique_values <text:s/>counts</text:p>
      <text:p text:style-name="P10"><text:s text:c="7"/>PAIRED <text:s text:c="4"/>267</text:p>
      <text:p text:style-name="P10">7) Appearances per library_strategy+library_source:</text:p>
      <text:p text:style-name="P10"><text:s text:c="2"/>unique_values <text:s/>counts</text:p>
      <text:p text:style-name="P9">WGS+METAGENOMIC <text:s text:c="4"/>267</text:p>
      <text:p text:style-name="P8"/>
      <text:p text:style-name="P14"><text:soft-page-break/>Run Stats Post-filter:</text:p>
      <text:p text:style-name="P10"/>
      <text:p text:style-name="P10">1) Number of run_accessions: 255</text:p>
      <text:p text:style-name="P10">2) Number of unique sample_accessions: 255</text:p>
      <text:p text:style-name="P10">3) Number of unique sample_aliases: 255</text:p>
      <text:p text:style-name="P10">4) Appearances per scientific_name(tax_id):</text:p>
      <text:p text:style-name="P10"><text:s text:c="12"/>unique_values <text:s/>counts</text:p>
      <text:p text:style-name="P10">feces metagenome(1861841) <text:s text:c="4"/>255</text:p>
      <text:p text:style-name="P10">5) Appearances per instrument_model(instrument_platform):</text:p>
      <text:p text:style-name="P10"><text:s text:c="16"/>unique_values <text:s/>counts</text:p>
      <text:p text:style-name="P10">Illumina HiSeq 2500(ILLUMINA) <text:s text:c="4"/>255</text:p>
      <text:p text:style-name="P10">6) Appearances per library_layout:</text:p>
      <text:p text:style-name="P10">unique_values <text:s/>counts</text:p>
      <text:p text:style-name="P10"><text:s text:c="7"/>PAIRED <text:s text:c="4"/>255</text:p>
      <text:p text:style-name="P10">7) Appearances per library_strategy+library_source:</text:p>
      <text:p text:style-name="P10"><text:s text:c="2"/>unique_values <text:s/>counts</text:p>
      <text:p text:style-name="P9">WGS+METAGENOMIC <text:s text:c="4"/>25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3:34:20.217429492</dc:date>
    <meta:editing-duration>PT3H44M8S</meta:editing-duration>
    <meta:editing-cycles>16</meta:editing-cycles>
    <meta:document-statistic meta:table-count="0" meta:image-count="0" meta:object-count="0" meta:page-count="2" meta:paragraph-count="49" meta:word-count="320" meta:character-count="2512" meta:non-whitespace-character-count="2136"/>
  </office:meta>
</office:document-meta>
</file>